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0defaul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4" calcext:value-type="float">
            <text:p>224</text:p>
          </table:table-cell>
          <table:table-cell office:value-type="float" office:value="18.3848" calcext:value-type="float">
            <text:p>18.38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Wall count</text:p>
          </table:table-cell>
          <table:table-cell office:value-type="string" calcext:value-type="string">
            <text:p>Floor count</text:p>
          </table:table-cell>
          <table:table-cell office:value-type="string" calcext:value-type="string">
            <text:p>Linear distance</text:p>
          </table:table-cell>
          <table:table-cell office:value-type="string" calcext:value-type="string">
            <text:p>Path l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Wall density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1" calcext:value-type="float">
            <text:p>131</text:p>
          </table:table-cell>
          <table:table-cell office:value-type="float" office:value="26.0768" calcext:value-type="float">
            <text:p>26.076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AVERAGE([.A1:.A100])" office:value-type="float" office:value="338.81" calcext:value-type="float">
            <text:p>338.81</text:p>
          </table:table-cell>
          <table:table-cell table:formula="of:=AVERAGE([.B1:.B100])" office:value-type="float" office:value="221.93" calcext:value-type="float">
            <text:p>221.93</text:p>
          </table:table-cell>
          <table:table-cell table:formula="of:=AVERAGE([.C1:.C100])" office:value-type="float" office:value="15.681908" calcext:value-type="float">
            <text:p>15.681908</text:p>
          </table:table-cell>
          <table:table-cell table:formula="of:=AVERAGE([.D1:.D100])" office:value-type="float" office:value="32.7" calcext:value-type="float">
            <text:p>32.7</text:p>
          </table:table-cell>
          <table:table-cell table:formula="of:=[.G2]/PRODUCT([.E2];[.E2])" office:value-type="float" office:value="0.088772" calcext:value-type="float">
            <text:p>0.088772</text:p>
          </table:table-cell>
          <table:table-cell table:formula="of:=[.F2]/PRODUCT([.E2];[.E2])" office:value-type="float" office:value="0.135524" calcext:value-type="float">
            <text:p>0.13552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6" calcext:value-type="float">
            <text:p>166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6" calcext:value-type="float">
            <text:p>326</text:p>
          </table:table-cell>
          <table:table-cell office:value-type="float" office:value="16.2788" calcext:value-type="float">
            <text:p>16.2788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32" calcext:value-type="float">
            <text:p>332</text:p>
          </table:table-cell>
          <table:table-cell office:value-type="float" office:value="18.4391" calcext:value-type="float">
            <text:p>18.4391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87" calcext:value-type="float">
            <text:p>387</text:p>
          </table:table-cell>
          <table:table-cell office:value-type="float" office:value="16.4012" calcext:value-type="float">
            <text:p>16.401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8" calcext:value-type="float">
            <text:p>128</text:p>
          </table:table-cell>
          <table:table-cell office:value-type="float" office:value="14.8661" calcext:value-type="float">
            <text:p>14.866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94" calcext:value-type="float">
            <text:p>294</text:p>
          </table:table-cell>
          <table:table-cell office:value-type="float" office:value="19.799" calcext:value-type="float">
            <text:p>19.79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2.8062" calcext:value-type="float">
            <text:p>12.8062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6" calcext:value-type="float">
            <text:p>206</text:p>
          </table:table-cell>
          <table:table-cell office:value-type="float" office:value="19.105" calcext:value-type="float">
            <text:p>19.105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06" calcext:value-type="float">
            <text:p>406</text:p>
          </table:table-cell>
          <table:table-cell office:value-type="float" office:value="26.2488" calcext:value-type="float">
            <text:p>26.2488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46" calcext:value-type="float">
            <text:p>346</text:p>
          </table:table-cell>
          <table:table-cell office:value-type="float" office:value="15.6525" calcext:value-type="float">
            <text:p>15.6525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2" calcext:value-type="float">
            <text:p>142</text:p>
          </table:table-cell>
          <table:table-cell office:value-type="float" office:value="12.0416" calcext:value-type="float">
            <text:p>12.04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8" calcext:value-type="float">
            <text:p>258</text:p>
          </table:table-cell>
          <table:table-cell office:value-type="float" office:value="22.2036" calcext:value-type="float">
            <text:p>22.2036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97" calcext:value-type="float">
            <text:p>297</text:p>
          </table:table-cell>
          <table:table-cell office:value-type="float" office:value="25.5539" calcext:value-type="float">
            <text:p>25.55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19.105" calcext:value-type="float">
            <text:p>19.10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5.5539" calcext:value-type="float">
            <text:p>25.55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0" calcext:value-type="float">
            <text:p>170</text:p>
          </table:table-cell>
          <table:table-cell office:value-type="float" office:value="24.1868" calcext:value-type="float">
            <text:p>24.186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  <table:table-cell office:value-type="float" office:value="13.0384" calcext:value-type="float">
            <text:p>13.0384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6" calcext:value-type="float">
            <text:p>166</text:p>
          </table:table-cell>
          <table:table-cell office:value-type="float" office:value="16.9706" calcext:value-type="float">
            <text:p>16.9706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00" calcext:value-type="float">
            <text:p>400</text:p>
          </table:table-cell>
          <table:table-cell office:value-type="float" office:value="21.2132" calcext:value-type="float">
            <text:p>21.213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18.4391" calcext:value-type="float">
            <text:p>18.4391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76" calcext:value-type="float">
            <text:p>376</text:p>
          </table:table-cell>
          <table:table-cell office:value-type="float" office:value="10.0499" calcext:value-type="float">
            <text:p>10.049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14.0357" calcext:value-type="float">
            <text:p>14.035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office:value-type="float" office:value="19.8494" calcext:value-type="float">
            <text:p>19.8494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74" calcext:value-type="float">
            <text:p>274</text:p>
          </table:table-cell>
          <table:table-cell office:value-type="float" office:value="16.2788" calcext:value-type="float">
            <text:p>16.278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59" calcext:value-type="float">
            <text:p>459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8" calcext:value-type="float">
            <text:p>198</text:p>
          </table:table-cell>
          <table:table-cell office:value-type="float" office:value="16.9706" calcext:value-type="float">
            <text:p>16.9706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48" calcext:value-type="float">
            <text:p>248</text:p>
          </table:table-cell>
          <table:table-cell office:value-type="float" office:value="19.105" calcext:value-type="float">
            <text:p>19.10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29" calcext:value-type="float">
            <text:p>329</text:p>
          </table:table-cell>
          <table:table-cell office:value-type="float" office:value="13.4536" calcext:value-type="float">
            <text:p>13.4536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8" calcext:value-type="float">
            <text:p>218</text:p>
          </table:table-cell>
          <table:table-cell office:value-type="float" office:value="22.2036" calcext:value-type="float">
            <text:p>22.2036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90" calcext:value-type="float">
            <text:p>290</text:p>
          </table:table-cell>
          <table:table-cell office:value-type="float" office:value="17.8045" calcext:value-type="float">
            <text:p>17.804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 office:value-type="float" office:value="17.6918" calcext:value-type="float">
            <text:p>17.691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0" calcext:value-type="float">
            <text:p>130</text:p>
          </table:table-cell>
          <table:table-cell office:value-type="float" office:value="13.0384" calcext:value-type="float">
            <text:p>13.0384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8" calcext:value-type="float">
            <text:p>258</text:p>
          </table:table-cell>
          <table:table-cell office:value-type="float" office:value="14.1421" calcext:value-type="float">
            <text:p>14.1421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98" calcext:value-type="float">
            <text:p>29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9.105" calcext:value-type="float">
            <text:p>19.10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6.2788" calcext:value-type="float">
            <text:p>16.278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68" calcext:value-type="float">
            <text:p>168</text:p>
          </table:table-cell>
          <table:table-cell office:value-type="float" office:value="15.2643" calcext:value-type="float">
            <text:p>15.264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4" calcext:value-type="float">
            <text:p>214</text:p>
          </table:table-cell>
          <table:table-cell office:value-type="float" office:value="17.6918" calcext:value-type="float">
            <text:p>17.6918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50" calcext:value-type="float">
            <text:p>350</text:p>
          </table:table-cell>
          <table:table-cell office:value-type="float" office:value="17.2047" calcext:value-type="float">
            <text:p>17.2047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6.4012" calcext:value-type="float">
            <text:p>16.401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6" calcext:value-type="float">
            <text:p>256</text:p>
          </table:table-cell>
          <table:table-cell office:value-type="float" office:value="17.8045" calcext:value-type="float">
            <text:p>17.804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8" calcext:value-type="float">
            <text:p>278</text:p>
          </table:table-cell>
          <table:table-cell office:value-type="float" office:value="12.6491" calcext:value-type="float">
            <text:p>12.6491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92" calcext:value-type="float">
            <text:p>392</text:p>
          </table:table-cell>
          <table:table-cell office:value-type="float" office:value="25.2389" calcext:value-type="float">
            <text:p>25.2389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8" calcext:value-type="float">
            <text:p>228</text:p>
          </table:table-cell>
          <table:table-cell office:value-type="float" office:value="18.3848" calcext:value-type="float">
            <text:p>18.3848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6" calcext:value-type="float">
            <text:p>146</text:p>
          </table:table-cell>
          <table:table-cell office:value-type="float" office:value="17.2047" calcext:value-type="float">
            <text:p>17.2047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17.2047" calcext:value-type="float">
            <text:p>17.2047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36" calcext:value-type="float">
            <text:p>336</text:p>
          </table:table-cell>
          <table:table-cell office:value-type="float" office:value="26.0768" calcext:value-type="float">
            <text:p>26.0768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12" calcext:value-type="float">
            <text:p>312</text:p>
          </table:table-cell>
          <table:table-cell office:value-type="float" office:value="22.8254" calcext:value-type="float">
            <text:p>22.8254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8" calcext:value-type="float">
            <text:p>278</text:p>
          </table:table-cell>
          <table:table-cell office:value-type="float" office:value="16.2788" calcext:value-type="float">
            <text:p>16.278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2" calcext:value-type="float">
            <text:p>212</text:p>
          </table:table-cell>
          <table:table-cell office:value-type="float" office:value="14.8661" calcext:value-type="float">
            <text:p>14.8661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2" calcext:value-type="float">
            <text:p>152</text:p>
          </table:table-cell>
          <table:table-cell office:value-type="float" office:value="17.6918" calcext:value-type="float">
            <text:p>17.691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3" calcext:value-type="float">
            <text:p>403</text:p>
          </table:table-cell>
          <table:table-cell office:value-type="float" office:value="22.8473" calcext:value-type="float">
            <text:p>22.847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20" calcext:value-type="float">
            <text:p>420</text:p>
          </table:table-cell>
          <table:table-cell office:value-type="float" office:value="13.6015" calcext:value-type="float">
            <text:p>13.60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2" calcext:value-type="float">
            <text:p>402</text:p>
          </table:table-cell>
          <table:table-cell office:value-type="float" office:value="16.1245" calcext:value-type="float">
            <text:p>16.1245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0" calcext:value-type="float">
            <text:p>210</text:p>
          </table:table-cell>
          <table:table-cell office:value-type="float" office:value="13.0384" calcext:value-type="float">
            <text:p>13.0384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40" calcext:value-type="float">
            <text:p>34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04" calcext:value-type="float">
            <text:p>404</text:p>
          </table:table-cell>
          <table:table-cell office:value-type="float" office:value="17.0294" calcext:value-type="float">
            <text:p>17.029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72" calcext:value-type="float">
            <text:p>372</text:p>
          </table:table-cell>
          <table:table-cell office:value-type="float" office:value="24.1661" calcext:value-type="float">
            <text:p>24.1661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0" calcext:value-type="float">
            <text:p>140</text:p>
          </table:table-cell>
          <table:table-cell office:value-type="float" office:value="17.6918" calcext:value-type="float">
            <text:p>17.691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17.0294" calcext:value-type="float">
            <text:p>17.029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28" calcext:value-type="float">
            <text:p>328</text:p>
          </table:table-cell>
          <table:table-cell office:value-type="float" office:value="19.105" calcext:value-type="float">
            <text:p>19.105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4" calcext:value-type="float">
            <text:p>244</text:p>
          </table:table-cell>
          <table:table-cell office:value-type="float" office:value="16.2788" calcext:value-type="float">
            <text:p>16.278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50" calcext:value-type="float">
            <text:p>350</text:p>
          </table:table-cell>
          <table:table-cell office:value-type="float" office:value="19.105" calcext:value-type="float">
            <text:p>19.105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9T12:29:48.037321071</dc:date>
    <meta:editing-duration>PT30M33S</meta:editing-duration>
    <meta:editing-cycles>2</meta:editing-cycles>
    <meta:generator>LibreOffice/7.3.7.2$Linux_X86_64 LibreOffice_project/30$Build-2</meta:generator>
    <meta:document-statistic meta:table-count="1" meta:cell-count="414" meta:object-count="0"/>
  </office:meta>
</office:document-meta>
</file>